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21000003603E89D0E4.png" manifest:media-type="image/png"/>
  <manifest:file-entry manifest:full-path="Pictures/1000000000000358000001E0B3C6A20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vlod 类图结构：</text:p>
      <text:p text:style-name="P1"><draw:frame draw:style-name="fr2" draw:name="图形1" text:anchor-type="paragraph" svg:width="6.9252in" svg:height="3.8827in" draw:z-index="1"><draw:image xlink:href="Pictures/1000000000000358000001E0B3C6A203.png" xlink:type="simple" xlink:show="embed" xlink:actuate="onLoad"/></draw:frame></text:p>
      <text:p text:style-name="P1">2.vold的启动：</text:p>
      <text:p text:style-name="P1"/>
      <text:p text:style-name="P1"><draw:frame draw:style-name="fr1" draw:name="图形2" text:anchor-type="paragraph" svg:width="6.9252in" svg:height="4.5563in" draw:z-index="0"><draw:image xlink:href="Pictures/1000000000000521000003603E89D0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mind </meta:initial-creator>
    <meta:creation-date>2014-12-09T15:15:59</meta:creation-date>
    <meta:generator>LibreOffice/3.5$Linux_X86_64 LibreOffice_project/350m1$Build-2</meta:generator>
    <dc:date>2014-12-25T16:53:08</dc:date>
    <dc:creator>archermind </dc:creator>
    <meta:editing-duration>P6DT14H56M32S</meta:editing-duration>
    <meta:editing-cycles>63</meta:editing-cycles>
    <meta:document-statistic meta:table-count="0" meta:image-count="2" meta:object-count="0" meta:page-count="1" meta:paragraph-count="2" meta:word-count="5" meta:character-count="22" meta:non-whitespace-character-count="21"/>
  </office:meta>
</office:document-meta>
</file>